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9928" calcext:value-type="float">
            <text:p>150.2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1752" calcext:value-type="float">
            <text:p>148.8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984" calcext:value-type="float">
            <text:p>143.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336" calcext:value-type="float">
            <text:p>144.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6216" calcext:value-type="float">
            <text:p>141.9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81952" calcext:value-type="float">
            <text:p>146.6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35592" calcext:value-type="float">
            <text:p>149.1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48368" calcext:value-type="float">
            <text:p>149.2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14368" calcext:value-type="float">
            <text:p>143.9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5608" calcext:value-type="float">
            <text:p>142.4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1528" calcext:value-type="float">
            <text:p>128.8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1224" calcext:value-type="float">
            <text:p>127.1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3584" calcext:value-type="float">
            <text:p>126.9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2332" calcext:value-type="float">
            <text:p>125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8216" calcext:value-type="float">
            <text:p>123.6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3528" calcext:value-type="float">
            <text:p>121.9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0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3224" calcext:value-type="float">
            <text:p>120.2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5128" calcext:value-type="float">
            <text:p>119.5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9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0216" calcext:value-type="float">
            <text:p>112.9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0664" calcext:value-type="float">
            <text:p>111.2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9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0256" calcext:value-type="float">
            <text:p>109.4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4584" calcext:value-type="float">
            <text:p>108.3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8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3072" calcext:value-type="float">
            <text:p>106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8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1112" calcext:value-type="float">
            <text:p>105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1304" calcext:value-type="float">
            <text:p>104.9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201</text:p>
          </table:table-cell>
          <table:table-cell office:value-type="string" calcext:value-type="string">
            <text:p>Wells Agriculture Corp.</text:p>
          </table:table-cell>
          <table:table-cell office:value-type="string" calcext:value-type="string">
            <text:p>198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